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16FDA157C23D83445A8.png" manifest:media-type="image/png"/>
  <manifest:file-entry manifest:full-path="Pictures/10000000000002620000015BBC9C53F438CAD7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ed1c24" draw:marker-start="Arrow" draw:marker-start-width="0.815cm" draw:marker-end="" draw:marker-end-width="0.91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ed1c24" draw:marker-start-width="0.8cm" draw:marker-end-width="0.8cm" draw:fill="none" draw:fill-color="#ffffff" draw:opacity="100%" fo:min-height="0.15cm" fo:padding-top="0.225cm" fo:padding-bottom="0.225cm" fo:padding-left="0.35cm" fo:padding-right="0.35cm" draw:shadow-opacity="100%"/>
    </style:style>
    <style:style style:name="gr4" style:family="graphic" style:parent-style-name="standard">
      <style:graphic-properties draw:stroke="none" svg:stroke-width="0.2cm" svg:stroke-color="#ed1c24" draw:marker-start-width="0.8cm" draw:marker-end-width="0.8cm" draw:fill="none" draw:fill-color="#ffffff" draw:opacity="100%" fo:min-height="0.949cm" fo:padding-top="0.225cm" fo:padding-bottom="0.225cm" fo:padding-left="0.35cm" fo:padding-right="0.35cm" draw:shadow-opacity="100%"/>
    </style:style>
    <style:style style:name="gr5" style:family="graphic" style:parent-style-name="standard">
      <style:graphic-properties draw:stroke="none" svg:stroke-width="0.2cm" svg:stroke-color="#ed1c24" draw:marker-start-width="0.8cm" draw:marker-end-width="0.8cm" draw:fill="none" draw:fill-color="#ffffff" draw:opacity="100%" fo:min-height="1.049cm" fo:padding-top="0.225cm" fo:padding-bottom="0.225cm" fo:padding-left="0.35cm" fo:padding-right="0.35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d1c24" fo:font-size="28pt" fo:font-weight="bold" style:font-size-asian="18pt" style:font-size-complex="18pt"/>
    </style:style>
    <style:style style:name="P4" style:family="paragraph">
      <loext:graphic-properties draw:fill="none" draw:fill-color="#ffffff" draw:opacity="100%"/>
      <style:text-properties fo:color="#ed1c24" fo:font-size="28pt" fo:font-weight="bold" style:font-size-asian="18pt" style:font-size-complex="18pt"/>
    </style:style>
    <style:style style:name="T1" style:family="text">
      <style:text-properties fo:color="#ed1c24" fo:font-size="2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6.139cm" svg:height="9.18cm" svg:x="2.461cm" svg:y="2.1cm">
          <draw:image xlink:href="Pictures/10000000000002620000015BBC9C53F438CAD7DD.jpg" xlink:type="simple" xlink:show="embed" xlink:actuate="onLoad">
            <text:p/>
          </draw:image>
        </draw:frame>
        <draw:frame draw:style-name="gr1" draw:text-style-name="P1" draw:layer="layout" svg:width="9.699cm" svg:height="12.944cm" svg:x="5.601cm" svg:y="13.9cm">
          <draw:image xlink:href="Pictures/10000000000001130000016FDA157C23D83445A8.png" xlink:type="simple" xlink:show="embed" xlink:actuate="onLoad">
            <text:p/>
          </draw:image>
        </draw:frame>
        <draw:line draw:style-name="gr2" draw:text-style-name="P2" draw:layer="layout" svg:x1="9.8cm" svg:y1="23.7cm" svg:x2="15.6cm" svg:y2="23.8cm">
          <text:p/>
        </draw:line>
        <draw:frame draw:style-name="gr3" draw:text-style-name="P4" draw:layer="layout" svg:width="4.6cm" svg:height="1.552cm" svg:x="15.7cm" svg:y="23cm">
          <draw:text-box>
            <text:p text:style-name="P3"><text:span text:style-name="T1">Laminar</text:span></text:p>
          </draw:text-box>
        </draw:frame>
        <draw:line draw:style-name="gr2" draw:text-style-name="P2" draw:layer="layout" svg:x1="10.45cm" svg:y1="14.7cm" svg:x2="6.7cm" svg:y2="13cm">
          <text:p/>
        </draw:line>
        <draw:line draw:style-name="gr2" draw:text-style-name="P2" draw:layer="layout" svg:x1="13.35cm" svg:y1="6.3cm" svg:x2="6.7cm" svg:y2="12.1cm">
          <text:p/>
        </draw:line>
        <draw:frame draw:style-name="gr4" draw:text-style-name="P4" draw:layer="layout" svg:width="6cm" svg:height="1.552cm" svg:x="1cm" svg:y="11.801cm">
          <draw:text-box>
            <text:p text:style-name="P3"><text:span text:style-name="T1">Turbulento</text:span></text:p>
          </draw:text-box>
        </draw:frame>
        <draw:line draw:style-name="gr2" draw:text-style-name="P2" draw:layer="layout" svg:x1="16.6cm" svg:y1="10.9cm" svg:x2="17.7cm" svg:y2="14.201cm">
          <text:p/>
        </draw:line>
        <draw:frame draw:style-name="gr5" draw:text-style-name="P4" draw:layer="layout" svg:width="4.7cm" svg:height="1.552cm" svg:x="15.5cm" svg:y="14.101cm">
          <draw:text-box>
            <text:p text:style-name="P3"><text:span text:style-name="T1">Lamin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0:36:17.765939097</meta:creation-date>
    <dc:date>2019-01-13T10:57:59.053557453</dc:date>
    <meta:editing-duration>PT21M40S</meta:editing-duration>
    <meta:editing-cycles>8</meta:editing-cycles>
    <meta:generator>LibreOffice/6.0.6.2$Linux_X86_64 LibreOffice_project/00m0$Build-2</meta:generator>
    <meta:document-statistic meta:object-count="9"/>
  </office:meta>
</office:document-meta>
</file>